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8000002CF99F3BFB1329E52D1.png" manifest:media-type="image/png"/>
  <manifest:file-entry manifest:full-path="Pictures/10000000000004B000000276DA372D0AC8EB102D.jpg" manifest:media-type="image/jpeg"/>
  <manifest:file-entry manifest:full-path="Pictures/10000201000001C6000000D3808D0527107C21D1.png" manifest:media-type="image/pn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614cm" fo:min-width="22.006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1cm" fo:min-width="5.475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5.736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5.736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5.736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5.736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5.736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1cm" fo:min-width="3.981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solid" draw:fill-color="#ff0000" draw:textarea-vertical-align="top" draw:auto-grow-height="false" fo:min-height="0.196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1cm" fo:min-width="3.98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Blank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59a5bf"/>
      <style:paragraph-properties fo:margin-top="0cm" fo:margin-bottom="0cm" fo:line-height="100%" fo:text-align="center" style:font-independent-line-spacing="true"/>
      <style:text-properties fo:font-size="18pt"/>
    </style:style>
    <style:style style:name="P8" style:family="paragraph">
      <loext:graphic-properties draw:fill="solid" draw:fill-color="#ff0000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3pt" fo:letter-spacing="normal" fo:language="en" fo:country="US" fo:font-style="normal" style:text-underline-style="none" fo:font-weight="normal" style:font-name-asian="DejaVu Sans" style:font-size-asian="33pt" style:font-style-asian="normal" style:font-weight-asian="normal" style:font-name-complex="DejaVu Sans" style:font-size-complex="3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3" style:family="text">
      <style:text-properties fo:font-variant="normal" fo:text-transform="none" fo:color="#158466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4" style:family="text">
      <style:text-properties fo:font-variant="normal" fo:text-transform="none" fo:color="#2a6099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style:font-name-asian="DejaVu Sans" style:font-size-asian="13pt" style:font-style-asian="normal" style:font-weight-asian="bold" style:font-name-complex="DejaVu Sans" style:font-size-complex="1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CustomShape 1" draw:style-name="gr1" draw:text-style-name="P2" draw:layer="layout" svg:width="22.005cm" svg:height="2.613cm" svg:x="3.174cm" svg:y="6.349cm">
          <text:p xml:id="id1" text:id="id1" text:style-name="P1"><text:span text:style-name="T1">Alternative &amp; opportunity co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custom-shape draw:name="CustomShape 2_1" draw:style-name="gr3" draw:text-style-name="P5" draw:layer="layout" svg:width="7.299cm" svg:height="0.801cm" svg:x="3.775cm" svg:y="13.333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3" xml:id="id3" draw:id="id3" draw:layer="layout" svg:width="10.764cm" svg:height="5.647cm" svg:x="3.809cm" svg:y="4.718cm">
          <draw:image xlink:href="Pictures/10000000000004B000000276DA372D0AC8EB102D.jpg" xlink:type="simple" xlink:show="embed" xlink:actuate="onLoad" loext:mime-type="image/jpeg">
            <text:p/>
          </draw:image>
        </draw:frame>
        <draw:custom-shape draw:name="CustomShape 1_0" draw:style-name="gr5" draw:text-style-name="P5" draw:layer="layout" svg:width="5.974cm" svg:height="0.8cm" svg:x="5.714cm" svg:y="2.116cm">
          <text:p xml:id="id2" text:id="id2" text:style-name="P4"><text:span text:style-name="T5">Mengevaluasi alternati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6" draw:text-style-name="P7" xml:id="id4" draw:id="id4" draw:layer="layout" svg:width="6.235cm" svg:height="1.253cm" svg:x="16.617cm" svg:y="3.821cm">
          <text:p text:style-name="P1"><text:span text:style-name="T6">Daftar 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3_1" draw:style-name="gr7" draw:text-style-name="P7" xml:id="id8" draw:id="id8" draw:layer="layout" svg:width="6.235cm" svg:height="1.253cm" svg:x="16.617cm" svg:y="11.44cm">
          <text:p text:style-name="P1"><text:span text:style-name="T6">Memutuskan 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4_1" draw:style-name="gr8" draw:text-style-name="P7" xml:id="id7" draw:id="id7" draw:layer="layout" svg:width="6.235cm" svg:height="1.253cm" svg:x="16.617cm" svg:y="9.535cm">
          <text:p text:style-name="P1"><text:span text:style-name="T6">Mengulang evaluasi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5_1" draw:style-name="gr9" draw:text-style-name="P7" xml:id="id6" draw:id="id6" draw:layer="layout" svg:width="6.235cm" svg:height="1.253cm" svg:x="16.617cm" svg:y="7.631cm">
          <text:p text:style-name="P1"><text:span text:style-name="T6">Eliminasi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6_1" draw:style-name="gr10" draw:text-style-name="P7" xml:id="id5" draw:id="id5" draw:layer="layout" svg:width="6.235cm" svg:height="1.253cm" svg:x="16.617cm" svg:y="5.726cm">
          <text:p text:style-name="P1"><text:span text:style-name="T6">Membandingkan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7_1" draw:style-name="gr11" draw:text-style-name="P5" draw:layer="layout" svg:width="7.299cm" svg:height="0.801cm" svg:x="3.174cm" svg:y="13.733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" smil:attributeName="visibility" smil:to="visible"/>
                  <anim:transitionFilter smil:dur="0.5s" smil:targetElement="id4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" smil:attributeName="visibility" smil:to="visible"/>
                  <anim:transitionFilter smil:dur="0.5s" smil:targetElement="id6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7" smil:attributeName="visibility" smil:to="visible"/>
                  <anim:transitionFilter smil:dur="0.5s" smil:targetElement="id7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8" smil:attributeName="visibility" smil:to="visible"/>
                  <anim:transitionFilter smil:dur="0.5s" smil:targetElement="id8" smil:type="checkerBoardWipe" smil:subtype="across"/>
                </anim:par>
              </anim:par>
            </anim:par>
          </anim:seq>
        </anim:par>
        <presentation:notes draw:style-name="dp2">
          <draw:page-thumbnail draw:style-name="gr4" draw:layer="layout" svg:width="18.623cm" svg:height="10.476cm" svg:x="1.483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custom-shape draw:name="CustomShape 1_1" draw:style-name="gr12" draw:text-style-name="P5" draw:layer="layout" svg:width="4.48cm" svg:height="0.8cm" svg:x="4.476cm" svg:y="1.905cm">
          <text:p xml:id="id9" text:id="id9" text:style-name="P4"><text:span text:style-name="T5">Opportunity co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xml:id="id10" draw:id="id10" draw:layer="layout" svg:width="13.995cm" svg:height="10.06cm" svg:x="3.809cm" svg:y="3.268cm">
          <draw:image xlink:href="Pictures/10000201000003E8000002CF99F3BFB1329E52D1.png" xlink:type="simple" xlink:show="embed" xlink:actuate="onLoad" loext:mime-type="image/png">
            <text:p/>
          </draw:image>
        </draw:frame>
        <draw:custom-shape draw:name="CustomShape 2_3" draw:style-name="gr13" draw:text-style-name="P8" xml:id="id11" draw:id="id11" draw:layer="layout" svg:width="0.63cm" svg:height="0.63cm" svg:x="6.716cm" svg:y="5.81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_0" draw:style-name="gr14" draw:text-style-name="P5" draw:layer="layout" svg:width="7.299cm" svg:height="0.801cm" svg:x="3.126cm" svg:y="13.968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3cm" svg:height="10.476cm" svg:x="1.483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custom-shape draw:name="CustomShape 1_2" draw:style-name="gr15" draw:text-style-name="P5" draw:layer="layout" svg:width="4.48cm" svg:height="0.8cm" svg:x="4.444cm" svg:y="1.904cm">
          <text:p text:style-name="P4"><text:span text:style-name="T5">Opportunity co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3.995cm" svg:height="10.06cm" svg:x="3.777cm" svg:y="3.267cm">
          <draw:image xlink:href="Pictures/10000201000003E8000002CF99F3BFB1329E52D1.png" xlink:type="simple" xlink:show="embed" xlink:actuate="onLoad" loext:mime-type="image/png">
            <text:p/>
          </draw:image>
        </draw:frame>
        <draw:custom-shape draw:name="CustomShape 2_2" draw:style-name="gr13" draw:text-style-name="P8" xml:id="id12" draw:id="id12" draw:layer="layout" svg:width="0.63cm" svg:height="0.63cm" svg:x="7.954cm" svg:y="7.28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_3" draw:style-name="gr16" draw:text-style-name="P5" draw:layer="layout" svg:width="7.299cm" svg:height="0.801cm" svg:x="2.539cm" svg:y="13.968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3cm" svg:height="10.476cm" svg:x="1.483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draw:frame draw:style-name="gr2" draw:text-style-name="P3" draw:layer="layout" svg:width="7.386cm" svg:height="3.421cm" svg:x="9.764cm" svg:y="5.923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3cm" svg:height="10.476cm" svg:x="1.483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500000002D03918081590A75FC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8cm" svg:height="2.629cm" svg:x="1.399cm" svg:y="0.627cm" presentation:class="title" presentation:placeholder="true">
        <draw:text-box/>
      </draw:frame>
      <draw:frame presentation:style-name="Blank_20_Slide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4:18:03.278087781</meta:creation-date>
    <dc:date>2021-12-29T14:18:27.926185831</dc:date>
    <meta:editing-duration>PT25S</meta:editing-duration>
    <meta:editing-cycles>1</meta:editing-cycles>
    <meta:document-statistic meta:object-count="62"/>
    <meta:generator>LibreOffice/6.4.7.2$Linux_X86_64 LibreOffice_project/40$Build-2</meta:generator>
  </office:meta>
</office:document-meta>
</file>